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111000000AF3C0B1AC0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de776" officeooo:paragraph-rsid="002de77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de776" officeooo:paragraph-rsid="002e19d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241d14" officeooo:paragraph-rsid="001a4aa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9fc2e" officeooo:paragraph-rsid="00241d1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beab1" officeooo:paragraph-rsid="001a4aa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beab1" officeooo:paragraph-rsid="002beab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9fc2e" officeooo:paragraph-rsid="00241d14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06612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6afd8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310558" officeooo:paragraph-rsid="00310558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de776" officeooo:paragraph-rsid="002de77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41d14" style:font-weight-asian="normal" style:font-weight-complex="normal"/>
    </style:style>
    <style:style style:name="T5" style:family="text">
      <style:text-properties fo:font-weight="normal" officeooo:rsid="0023b6f4" style:font-weight-asian="normal" style:font-weight-complex="normal"/>
    </style:style>
    <style:style style:name="T6" style:family="text">
      <style:text-properties fo:font-weight="normal" officeooo:rsid="002beab1" style:font-weight-asian="normal" style:font-weight-complex="normal"/>
    </style:style>
    <style:style style:name="T7" style:family="text">
      <style:text-properties fo:font-weight="normal" officeooo:rsid="002ef92e" style:font-weight-asian="normal" style:font-weight-complex="normal"/>
    </style:style>
    <style:style style:name="T8" style:family="text">
      <style:text-properties fo:font-weight="normal" officeooo:rsid="00306612" style:font-weight-asian="normal" style:font-weight-complex="normal"/>
    </style:style>
    <style:style style:name="T9" style:family="text">
      <style:text-properties fo:font-weight="normal" officeooo:rsid="00314030" style:font-weight-asian="normal" style:font-weight-complex="normal"/>
    </style:style>
    <style:style style:name="T10" style:family="text">
      <style:text-properties fo:font-weight="normal" officeooo:rsid="00336aaf" style:font-weight-asian="normal" style:font-weight-complex="normal"/>
    </style:style>
    <style:style style:name="T11" style:family="text">
      <style:text-properties officeooo:rsid="002beab1"/>
    </style:style>
    <style:style style:name="T12" style:family="text">
      <style:text-properties officeooo:rsid="001c7c27"/>
    </style:style>
    <style:style style:name="T13" style:family="text">
      <style:text-properties style:text-position="super 58%" officeooo:rsid="00336aaf"/>
    </style:style>
    <style:style style:name="T14" style:family="text">
      <style:text-properties officeooo:rsid="002de776"/>
    </style:style>
    <style:style style:name="T15" style:family="text">
      <style:text-properties officeooo:rsid="00306612"/>
    </style:style>
    <style:style style:name="T16" style:family="text">
      <style:text-properties officeooo:rsid="00310558"/>
    </style:style>
    <style:style style:name="T17" style:family="text">
      <style:text-properties officeooo:rsid="00316cc9"/>
    </style:style>
    <style:style style:name="T18" style:family="text">
      <style:text-properties officeooo:rsid="003253c9"/>
    </style:style>
    <style:style style:name="T19" style:family="text">
      <style:text-properties officeooo:rsid="00336aaf"/>
    </style:style>
    <style:style style:name="T20" style:family="text">
      <style:text-properties style:text-position="0% 100%" officeooo:rsid="00336aaf"/>
    </style:style>
    <style:style style:name="T21" style:family="text">
      <style:text-properties officeooo:rsid="0033a63d"/>
    </style:style>
    <style:style style:name="T22" style:family="text">
      <style:text-properties officeooo:rsid="0036afd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QUIZ</text:span> – 1.<text:span text:style-name="T18">1</text:span></text:p>
      <text:p text:style-name="P6"/>
      <text:p text:style-name="P5"/>
      <text:list text:style-name="L1">
        <text:list-item>
          <text:p text:style-name="P8">What is a <text:span text:style-name="T17">csv</text:span> file, why do we use it?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text:continue-numbering="true" text:style-name="L1">
        <text:list-item>
          <text:p text:style-name="P14"><text:span text:style-name="T4">W</text:span><text:span text:style-name="T2">rite a <text:s/></text:span><text:span text:style-name="T6">python function that takes </text:span><text:span text:style-name="T10">three</text:span><text:span text:style-name="T6"> parameters, adds </text:span><text:span text:style-name="T10">first two of </text:span><text:span text:style-name="T9">them </text:span><text:span text:style-name="T10">and multiplies it with the third parameter</text:span><text:span text:style-name="T6"> and </text:span><text:span text:style-name="T10">finally divides it by</text:span><text:span text:style-name="T8"> 200</text:span><text:span text:style-name="T6">, and returns the result.</text:span></text:p>
          <text:list>
            <text:list-item>
              <text:p text:style-name="P9">NOTE : <text:s/>“Easy to maintain” , “easy to read” <text:s/>code rules should be obeyed.</text:p>
            </text:list-item>
          </text:list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text:continue-numbering="true" text:style-name="L1">
        <text:list-item>
          <text:p text:style-name="P10"><text:span text:style-name="T19">Given det(A.B)=det(A) . det(B), d</text:span><text:span text:style-name="T12">emonstrate that <text:s/></text:span><text:span text:style-name="T19">det</text:span><text:span text:style-name="T12">(A</text:span><text:span text:style-name="T13">-1</text:span><text:span text:style-name="T20">)</text:span><text:span text:style-name="T12">=</text:span><text:span text:style-name="T19">1/det(A)</text:span><text:span text:style-name="T12"> <text:s/>(No python code, only you will write </text:span><text:span text:style-name="T15">maximum </text:span><text:span text:style-name="T19">3</text:span><text:span text:style-name="T12">-</text:span><text:span text:style-name="T19">4</text:span><text:span text:style-name="T12"> lines of mathematical operations</text:span><text:span text:style-name="T14">)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1">
        <text:list-header>
          <text:p text:style-name="P15"><text:span text:style-name="T3"/></text:p>
        </text:list-header>
        <text:list-item>
          <text:p text:style-name="P16"><text:span text:style-name="T5">M</text:span><text:span text:style-name="T1">ultiply the following matrices A </text:span><text:span text:style-name="T7">and</text:span><text:span text:style-name="T1"> B,.(You have to transpose one of them).</text:span></text:p>
        </text:list-item>
      </text:list>
      <text:p text:style-name="P3"><text:span text:style-name="T1"/></text:p>
      <text:p text:style-name="P4"><text:span text:style-name="T1"><draw:frame draw:style-name="fr2" draw:name="Object1" text:anchor-type="as-char" svg:y="-0.4717in" svg:width="0.7126in" svg:height="0.86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 text:c="12"/></text:span><text:span text:style-name="T1"><draw:frame draw:style-name="fr2" draw:name="Object2" text:anchor-type="as-char" svg:y="-0.4717in" svg:width="0.6972in" svg:height="0.86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<text:s text:c="7"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text:continue-numbering="true" text:style-name="L1">
        <text:list-header>
          <text:p text:style-name="P15"><text:span text:style-name="T5"/></text:p>
        </text:list-header>
        <text:list-item>
          <text:p text:style-name="P11"><text:span text:style-name="T16">N</text:span>umpy matrix <text:span text:style-name="T16">functions (writing only name is enough)</text:span>:</text:p>
          <text:list>
            <text:list-item>
              <text:p text:style-name="P12">What is the name of the numpy function tha<text:span text:style-name="T22">t creates a matrix</text:span> full of “<text:span text:style-name="T22">10”</text:span>:</text:p>
              <text:p text:style-name="P11"/>
            </text:list-item>
            <text:list-item>
              <text:p text:style-name="P11">What is the name of the numpy function that merges two matrices <text:span text:style-name="T21">vertically</text:span> :</text:p>
              <text:p text:style-name="P11"/>
            </text:list-item>
            <text:list-item>
              <text:p text:style-name="P11">What is the name of the numpy function that finds the average of the values in a list of float or integer values : </text:p>
              <text:p text:style-name="P11"/>
            </text:list-item>
            <text:list-item>
              <text:p text:style-name="P13">What is the name of the numpy function that multiply two matrices :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0-28T10:19:42.346329935</dc:date>
    <meta:editing-duration>P1DT11H1M36S</meta:editing-duration>
    <meta:editing-cycles>25</meta:editing-cycles>
    <meta:generator>LibreOffice/24.2.7.2$Linux_X86_64 LibreOffice_project/420$Build-2</meta:generator>
    <meta:document-statistic meta:table-count="0" meta:image-count="1" meta:object-count="2" meta:page-count="1" meta:paragraph-count="12" meta:word-count="173" meta:character-count="946" meta:non-whitespace-character-count="768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</mrow>
        <mo fence="true" form="postfix" stretchy="true">]</mo>
      </mrow>
    </mrow>
    <annotation encoding="StarMath 5.0">A= left [ matrix{1 # 0 ## 1 # 1 ## 0 # 1  ## 2 # 1 } right ]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B= left [ matrix{2 # 1 ## 0 # 1 ## 1 # 0 ## 0 # 1} right ] </annotation>
  </semantics>
</math>
</file>